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eda97" officeooo:paragraph-rsid="001eda97" style:font-style-asian="italic" style:font-style-complex="italic"/>
    </style:style>
    <style:style style:name="P2" style:family="paragraph" style:parent-style-name="Standard">
      <style:paragraph-properties fo:text-align="start" style:justify-single-word="false"/>
      <style:text-properties fo:font-style="normal" officeooo:rsid="001eda97" officeooo:paragraph-rsid="001eda97" style:font-style-asian="normal" style:font-style-complex="normal"/>
    </style:style>
    <style:style style:name="P3" style:family="paragraph" style:parent-style-name="Standard">
      <style:paragraph-properties fo:text-align="start" style:justify-single-word="false"/>
      <style:text-properties fo:font-style="normal" officeooo:rsid="001eda97" officeooo:paragraph-rsid="001efae8" style:font-style-asian="normal" style:font-style-complex="normal"/>
    </style:style>
    <style:style style:name="P4" style:family="paragraph" style:parent-style-name="Standard">
      <style:paragraph-properties fo:text-align="start" style:justify-single-word="false"/>
      <style:text-properties fo:font-style="normal" officeooo:rsid="001eda97" officeooo:paragraph-rsid="00207c00" style:font-style-asian="normal" style:font-style-complex="normal"/>
    </style:style>
    <style:style style:name="P5" style:family="paragraph" style:parent-style-name="Standard">
      <style:paragraph-properties fo:text-align="start" style:justify-single-word="false"/>
      <style:text-properties fo:font-style="normal" officeooo:rsid="001eda97" officeooo:paragraph-rsid="0024dbea"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eda97" style:font-style-asian="normal" style:font-style-complex="normal"/>
    </style:style>
    <style:style style:name="T3" style:family="text">
      <style:text-properties fo:font-style="normal" officeooo:rsid="001efae8" style:font-style-asian="normal" style:font-style-complex="normal"/>
    </style:style>
    <style:style style:name="T4" style:family="text">
      <style:text-properties fo:font-style="normal" officeooo:rsid="0023147f" style:font-style-asian="normal" style:font-style-complex="normal"/>
    </style:style>
    <style:style style:name="T5" style:family="text">
      <style:text-properties fo:font-style="normal" officeooo:rsid="0024dbea" style:font-style-asian="normal" style:font-style-complex="normal"/>
    </style:style>
    <style:style style:name="T6" style:family="text">
      <style:text-properties fo:font-style="normal" officeooo:rsid="00254cbd" style:font-style-asian="normal" style:font-style-complex="normal"/>
    </style:style>
    <style:style style:name="T7" style:family="text">
      <style:text-properties fo:font-style="normal" officeooo:rsid="002719e9" style:font-style-asian="normal" style:font-style-complex="normal"/>
    </style:style>
    <style:style style:name="T8" style:family="text">
      <style:text-properties officeooo:rsid="001efae8"/>
    </style:style>
    <style:style style:name="T9" style:family="text">
      <style:text-properties officeooo:rsid="00207c00"/>
    </style:style>
    <style:style style:name="T10" style:family="text">
      <style:text-properties officeooo:rsid="0023147f"/>
    </style:style>
    <style:style style:name="T11" style:family="text">
      <style:text-properties officeooo:rsid="0024dbea"/>
    </style:style>
    <style:style style:name="T12" style:family="text">
      <style:text-properties officeooo:rsid="00254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Harry"</text:p>
      <text:p text:style-name="P2">SPECIALITY: Conjuration</text:p>
      <text:p text:style-name="P2">FAVOURITE SPELL:<text:span text:style-name="T8"> Summon Block</text:span></text:p>
      <text:p text:style-name="P2">BACKGROUND: Harry grew up in the country. His parents settled there because they found the bustle of city life (and the corruption present in every level of... well everything over there) too much to bear. Harry never lacked anything. His parents gave him everything they could, and there was no shortage of greenery to explore (even if it meant trespassing a little bit; living in the country meant living really close to lots of people but making it look like you didn't). No one really minded that he trespassed, though. This, together with his more or less spoiled upbringing (middle class version of spoiling your child has to do with lots of good food and drink), gave him a sense of entitlement and a yearning to explore. No boundaries + lots of imagination = someone who will explore the most dangerous magicks without thinking about consequences. </text:p>
      <text:p text:style-name="P2">REASONS FOR WIZARDRY:<text:span text:style-name="T8"> </text:span>When he found out about magicology and magic engineering, he jumped on it. He went to school, university, joined the Wizards' guild. He specialised in Conjuration, because the idea of grabbing something out of its original place to a target location was empowering in a way he had never experienced prior. <text:span text:style-name="T8">But after a while the whole field of magic seemed to him a bit mundane. It's just fancy programming? Jeeze.... That is, until he found Unexplainable Phenomena. This branch of Magic - which also goes, sometimes, by "Spontaneous Conjuration" - is the only one Wizards can't explain. It consists of seemingly random appearances of tentacled monsters, ghosts, and powerful spiritual fields driving everyone with blood type A insane. He could not get enough. </text:span></text:p>
      <text:p text:style-name="P3">REASONS FOR ATTACKING VANCER:<text:span text:style-name="T8"> He was intimately familiar with the tome by the time Vancer stole it. No one in the guild cares to cast its spell, as the book itself was spontaneously conjured into the Wizards' library. It's far too creepy and unpredictable for their liking. However, someone crazy like Vancer just might do it. Harry MUST be there when it does. </text:span></text:p>
      <text:p text:style-name="P2"/>
      <text:p text:style-name="P1">Voice</text:p>
      <text:p text:style-name="P1"><text:span text:style-name="T1">PITCH:</text:span><text:span text:style-name="T3"> High</text:span></text:p>
      <text:p text:style-name="P1"><text:span text:style-name="T1">RHYTHM:</text:span><text:span text:style-name="T3"> Quick, excitable.</text:span></text:p>
      <text:p text:style-name="P1"><text:span text:style-name="T1">CADENCE:</text:span><text:span text:style-name="T3"> Jumpy</text:span></text:p>
      <text:p text:style-name="P1"><text:span text:style-name="T1">QUALITY:</text:span><text:span text:style-name="T3"> Air</text:span></text:p>
      <text:p text:style-name="P1"><text:span text:style-name="T1">TICKS:</text:span><text:span text:style-name="T3"> Sometimes doesn't finish sentences in favour of starting a new one</text:span></text:p>
      <text:p text:style-name="Horizontal_20_Line"><text:span text:style-name="T1"/></text:p>
      <text:p text:style-name="P2">NAME:<text:span text:style-name="T8"> Rinsewind</text:span></text:p>
      <text:p text:style-name="P4">SPECIALITY:<text:span text:style-name="T8"> Enchantment</text:span></text:p>
      <text:p text:style-name="P4">FAVOURITE SPELL:<text:span text:style-name="T9"> Gravity Well</text:span></text:p>
      <text:p text:style-name="P2">BACKGROUND:<text:span text:style-name="T9"> Rinsewind comes from an upper-crust family in the heart of Montreal, the Seat of the LEG. He has been been privy to all the evil, nasty things that the very rich get up to, without needing to be part of any evil organisation. He understands that humanity is doomed, cursed to perpetuate its own terribleness.</text:span></text:p>
      <text:p text:style-name="P2">REASONS FOR WIZARDRY:<text:span text:style-name="T10"> He joined the Wizards' Guild to study human behaviour: how it affects energy, and how it can be altered. It was a vain hope that maybe he could fix their innate faults with magic. Of course, it can't, as any magic that isn't temporary never gets stored in any DNA so the children are just as fucked. Now he's looking for a way to bring humanity to an end once and for all, so this earth can continue to exist without us.</text:span></text:p>
      <text:p text:style-name="P2">REASONS FOR ATTACKING VANCER:<text:span text:style-name="T10"> Rinsewind may be bent on ending humanity, but he's damned if he's going to let someone else do it before him. He's still a member of high society and has got principles, you know?</text:span></text:p>
      <text:p text:style-name="P2"/>
      <text:p text:style-name="P1"><text:soft-page-break/>Voice</text:p>
      <text:p text:style-name="P1"><text:span text:style-name="T1">PITCH:</text:span><text:span text:style-name="T4"> High baritone</text:span></text:p>
      <text:p text:style-name="P1"><text:span text:style-name="T1">RHYTHM:</text:span><text:span text:style-name="T4"> Slow</text:span></text:p>
      <text:p text:style-name="P1"><text:span text:style-name="T1">CADENCE:</text:span><text:span text:style-name="T4"> </text:span><text:span text:style-name="T5">Rising</text:span></text:p>
      <text:p text:style-name="P1"><text:span text:style-name="T1">QUALITY:</text:span><text:span text:style-name="T5"> Nasal</text:span></text:p>
      <text:p text:style-name="P1"><text:span text:style-name="T1">TICKS:</text:span><text:span text:style-name="T5"> Tsk tsk tsk</text:span></text:p>
      <text:p text:style-name="Horizontal_20_Line"><text:span text:style-name="T1"/></text:p>
      <text:p text:style-name="P2">NAME:<text:span text:style-name="T11"> Gandalf</text:span></text:p>
      <text:p text:style-name="P2">SPECIALITY:<text:span text:style-name="T11"> Evocation</text:span></text:p>
      <text:p text:style-name="P2">BACKGROUND:<text:span text:style-name="T11"> Gandalf is an animated skeleton. He doesn't remember much of who he was when he was alive. The Wizards' Guild bound a soul to him when they decided that being the Guild Librarian was not a job anyone could complete in one lifetime. He has grown up in the library. It's his whole life! </text:span></text:p>
      <text:p text:style-name="P2">FAVOURITE SPELL:</text:p>
      <text:p text:style-name="P5">REASONS FOR WIZARDRY:<text:span text:style-name="T11"> No one thought he'd be able to actually do magic, but he figured it out one day when he was bored during the holidays. He found his favourite subject to be the raw manipulation of energy - evocation. He is not subject to those changes of mood that other people with bodily fluids are, so the simple beauty of the Fireball is enough for him.</text:span></text:p>
      <text:p text:style-name="P2">REASONS FOR ATTACKING VANCER:<text:span text:style-name="T11"> He stole a book! WHAT THE HELL MAN.</text:span></text:p>
      <text:p text:style-name="P2"/>
      <text:p text:style-name="P1">Voice</text:p>
      <text:p text:style-name="P1"><text:span text:style-name="T1">PITCH:</text:span><text:span text:style-name="T5"> Low baritone</text:span></text:p>
      <text:p text:style-name="P1"><text:span text:style-name="T1">RHYTHM:</text:span><text:span text:style-name="T5"> Robotic</text:span></text:p>
      <text:p text:style-name="P1"><text:span text:style-name="T1">CADENCE:</text:span><text:span text:style-name="T5"> Steady</text:span></text:p>
      <text:p text:style-name="P1"><text:span text:style-name="T1">QUALITY:</text:span><text:span text:style-name="T5"> Artificial</text:span></text:p>
      <text:p text:style-name="P1"><text:span text:style-name="T1">TICKS:</text:span><text:span text:style-name="T5"> Sounds like a computer....</text:span></text:p>
      <text:p text:style-name="Horizontal_20_Line"><text:span text:style-name="T1"/></text:p>
      <text:p text:style-name="P2">NAME:<text:span text:style-name="T11"> Mysterio</text:span></text:p>
      <text:p text:style-name="P2">SPECIALITY:<text:span text:style-name="T11"> Abjuration</text:span></text:p>
      <text:p text:style-name="P2">BACKGROUND:<text:span text:style-name="T11"> Mysterio is not a Wizard. Mysterio is an illusionist who never even used magic to create those illusions. The name is given to people too dumb to realise this; it's an inside joke. Hence, Mysterio. He is a very simple man from the lower class who spent a lot of his time helping those even worse off than he. He would work in soup kitchens because - hey, soup - and the joy to be found from the smiles of the recipients. </text:span></text:p>
      <text:p text:style-name="P2">FAVOURITE SPELL:</text:p>
      <text:p text:style-name="P2">REASONS FOR WIZARDRY:<text:span text:style-name="T12"> He became interested in Magic as soon as he heard about abjuration. A whole type of magic dedicated to protecting and healing? He started to learn simple Ward and Alarm spells which would help his family stop getting mugged or raped. He soon became a go-to in the community. The Wizards' Guild approached him and offered to teach him more - enrolment in abjuration is tragically low. He could not believe his luck. He became a target of ridicule at the school, but he never let it get him down. He knew that those people were just not as lucky as he was growing up, and had faith that they meant well, and they just needed a little TLC to be better. He knows Mysterio is not a real wizard, but he sees how it makes people laugh, and laughter is important.</text:span></text:p>
      <text:p text:style-name="P2">REASONS FOR ATTACKING VANCER:<text:span text:style-name="T12"> He hates the LEG. It's all well and good to be evil - some people just didn't have a choice - but to actively band together and execute evil plans to the detriment of society? Abjure that shit!</text:span></text:p>
      <text:p text:style-name="P2"/>
      <text:p text:style-name="P1">Voice</text:p>
      <text:p text:style-name="P1"><text:span text:style-name="T1">PITCH:</text:span><text:span text:style-name="T6"> Low (bass)</text:span></text:p>
      <text:p text:style-name="P1"><text:soft-page-break/><text:span text:style-name="T1">RHYTHM:</text:span><text:span text:style-name="T6"> Slow, pensive</text:span></text:p>
      <text:p text:style-name="P1"><text:span text:style-name="T1">CADENCE:</text:span><text:span text:style-name="T6"> Ends with a lot of street affirmations. "Know what I'm sayin'?", upward inflection</text:span></text:p>
      <text:p text:style-name="P1"><text:span text:style-name="T1">QUALITY:</text:span><text:span text:style-name="T7"> Froggy</text:span></text:p>
      <text:p text:style-name="P1"><text:span text:style-name="T1">TICKS:</text:span><text:span text:style-name="T7"> Lithp</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18:54.821000000</meta:creation-date>
    <dc:date>2015-04-23T12:17:08.906000000</dc:date>
    <meta:editing-duration>PT25M22S</meta:editing-duration>
    <meta:editing-cycles>2</meta:editing-cycles>
    <meta:generator>LibreOffice/4.4.2.2$Windows_x86 LibreOffice_project/c4c7d32d0d49397cad38d62472b0bc8acff48dd6</meta:generator>
    <meta:document-statistic meta:table-count="0" meta:image-count="0" meta:object-count="0" meta:page-count="3" meta:paragraph-count="48" meta:word-count="1024" meta:character-count="5852" meta:non-whitespace-character-count="4871"/>
  </office:meta>
</office:document-meta>
</file>